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ProxyFactory.getSingletonAspectInstance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oxyFactory.getProxy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ProxyFactory.addAspect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ProxyFactory.AspectJProxyFactory( Class &lt; ? &gt; ...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ProxyFactory.AspectJProxyFactory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ProxyFactory.addAdvisorsFromAspectInstanceFactory( MetadataAwareAspectInstanceFactory instanc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JProxyFactory.addAspect( Object aspect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ProxyFactory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ProxyFactory.createAspectMetadata( Class &lt; ? &gt; aspectClass , String aspec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ProxyFactory.AspectJProx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ProxyFactory.createAspectInstanceFactory( AspectMetadata am , Class &lt; ? &gt; aspectClass , String aspec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